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Lucida Sans" svg:font-family="'Lucida Sans'" style:font-family-generic="swiss"/>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002cm" fo:margin-left="0.004cm" fo:margin-top="0cm" fo:margin-bottom="0cm" table:align="left" style:writing-mode="lr-tb"/>
    </style:style>
    <style:style style:name="Tabelle1.A" style:family="table-column">
      <style:table-column-properties style:column-width="3.47cm"/>
    </style:style>
    <style:style style:name="Tabelle1.B" style:family="table-column">
      <style:table-column-properties style:column-width="12.532cm"/>
    </style:style>
    <style:style style:name="Tabelle1.1" style:family="table-row">
      <style:table-row-properties style:min-row-height="0.469cm" fo:keep-together="auto"/>
    </style:style>
    <style:style style:name="Tabelle1.A1" style:family="table-cell">
      <style:table-cell-properties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1.B1" style:family="table-cell">
      <style:table-cell-properties fo:background-color="transparent" fo:padding-left="0.101cm" fo:padding-right="0.101cm" fo:padding-top="0.101cm" fo:padding-bottom="0.049cm" fo:border="0.25pt solid #000000">
        <style:background-image/>
      </style:table-cell-properties>
    </style:style>
    <style:style style:name="Tabelle1.2" style:family="table-row">
      <style:table-row-properties fo:keep-together="always"/>
    </style:style>
    <style:style style:name="Tabelle1.A2" style:family="table-cell">
      <style:table-cell-properties fo:background-color="#cccccc" fo:padding-left="0.101cm" fo:padding-right="0.101cm" fo:padding-top="0.101cm" fo:padding-bottom="0.049cm" fo:border-left="0.25pt solid #000000" fo:border-right="none" fo:border-top="none" fo:border-bottom="0.25pt solid #000000">
        <style:background-image/>
      </style:table-cell-properties>
    </style:style>
    <style:style style:name="Tabelle1.B2" style:family="table-cell">
      <style:table-cell-properties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Tabelle2" style:family="table">
      <style:table-properties style:width="16.002cm" fo:margin-left="0.004cm" fo:margin-top="0cm" fo:margin-bottom="0cm" table:align="left" style:writing-mode="lr-tb"/>
    </style:style>
    <style:style style:name="Tabelle2.A" style:family="table-column">
      <style:table-column-properties style:column-width="0.885cm"/>
    </style:style>
    <style:style style:name="Tabelle2.B" style:family="table-column">
      <style:table-column-properties style:column-width="2.302cm"/>
    </style:style>
    <style:style style:name="Tabelle2.C" style:family="table-column">
      <style:table-column-properties style:column-width="1.558cm"/>
    </style:style>
    <style:style style:name="Tabelle2.D" style:family="table-column">
      <style:table-column-properties style:column-width="2.15cm"/>
    </style:style>
    <style:style style:name="Tabelle2.E" style:family="table-column">
      <style:table-column-properties style:column-width="4.775cm"/>
    </style:style>
    <style:style style:name="Tabelle2.F" style:family="table-column">
      <style:table-column-properties style:column-width="1.406cm"/>
    </style:style>
    <style:style style:name="Tabelle2.G" style:family="table-column">
      <style:table-column-properties style:column-width="2.926cm"/>
    </style:style>
    <style:style style:name="Tabelle2.1" style:family="table-row">
      <style:table-row-properties fo:keep-together="auto"/>
    </style:style>
    <style:style style:name="Tabelle2.A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le2.B1" style:family="table-cell">
      <style:table-cell-properties fo:background-color="#c0c0c0" fo:padding="0.097cm" fo:border-left="none" fo:border-right="none" fo:border-top="0.25pt solid #000000" fo:border-bottom="0.25pt solid #000000">
        <style:background-image/>
      </style:table-cell-properties>
    </style:style>
    <style:style style:name="Tabelle2.C1" style:family="table-cell">
      <style:table-cell-properties fo:background-color="#c0c0c0" fo:padding="0.097cm" fo:border-left="none" fo:border-right="0.25pt solid #000000" fo:border-top="0.25pt solid #000000" fo:border-bottom="0.25pt solid #000000">
        <style:background-image/>
      </style:table-cell-properties>
    </style:style>
    <style:style style:name="Tabelle2.D1" style:family="table-cell">
      <style:table-cell-properties style:vertical-align="bottom" fo:background-color="#c0c0c0" fo:padding="0.097cm" fo:border-left="0.25pt solid #000000" fo:border-right="0.25pt solid #000000" fo:border-top="0.25pt solid #000000" fo:border-bottom="none">
        <style:background-image/>
      </style:table-cell-properties>
    </style:style>
    <style:style style:name="Tabelle2.E1" style:family="table-cell">
      <style:table-cell-properties fo:background-color="#c0c0c0" fo:padding="0.097cm" fo:border-left="0.25pt solid #000000" fo:border-right="0.25pt solid #000000" fo:border-top="0.25pt solid #000000" fo:border-bottom="none">
        <style:background-image/>
      </style:table-cell-properties>
    </style:style>
    <style:style style:name="Tabelle2.F1" style:family="table-cell">
      <style:table-cell-properties fo:background-color="#c0c0c0" fo:padding="0.097cm" fo:border-left="0.25pt solid #000000" fo:border-right="0.25pt solid #000000" fo:border-top="0.25pt solid #000000" fo:border-bottom="none">
        <style:background-image/>
      </style:table-cell-properties>
    </style:style>
    <style:style style:name="Tabelle2.G1" style:family="table-cell">
      <style:table-cell-properties fo:background-color="#c0c0c0" fo:padding="0.097cm" fo:border-left="0.25pt solid #000000" fo:border-right="0.25pt solid #000000" fo:border-top="0.25pt solid #000000" fo:border-bottom="none">
        <style:background-image/>
      </style:table-cell-properties>
    </style:style>
    <style:style style:name="Tabelle2.A2" style:family="table-cell">
      <style:table-cell-properties fo:background-color="#c0c0c0" fo:padding="0.097cm" fo:border="0.25pt solid #000000">
        <style:background-image/>
      </style:table-cell-properties>
    </style:style>
    <style:style style:name="Tabelle2.B2" style:family="table-cell">
      <style:table-cell-properties fo:background-color="#c0c0c0" fo:padding="0.097cm" fo:border="0.25pt solid #000000">
        <style:background-image/>
      </style:table-cell-properties>
    </style:style>
    <style:style style:name="Tabelle2.C2" style:family="table-cell">
      <style:table-cell-properties fo:background-color="#c0c0c0" fo:padding="0.097cm" fo:border="0.25pt solid #000000">
        <style:background-image/>
      </style:table-cell-properties>
    </style:style>
    <style:style style:name="Tabelle2.D2" style:family="table-cell">
      <style:table-cell-properties fo:background-color="#c0c0c0" fo:padding="0.097cm" fo:border-left="0.25pt solid #000000" fo:border-right="none" fo:border-top="none" fo:border-bottom="0.25pt solid #000000">
        <style:background-image/>
      </style:table-cell-properties>
    </style:style>
    <style:style style:name="Tabelle2.E2" style:family="table-cell">
      <style:table-cell-properties fo:background-color="#c0c0c0" fo:padding="0.097cm" fo:border-left="0.25pt solid #000000" fo:border-right="none" fo:border-top="none" fo:border-bottom="0.25pt solid #000000">
        <style:background-image/>
      </style:table-cell-properties>
    </style:style>
    <style:style style:name="Tabelle2.F2" style:family="table-cell">
      <style:table-cell-properties fo:background-color="#c0c0c0" fo:padding="0.097cm" fo:border-left="0.25pt solid #000000" fo:border-right="0.25pt solid #000000" fo:border-top="none" fo:border-bottom="0.25pt solid #000000">
        <style:background-image/>
      </style:table-cell-properties>
    </style:style>
    <style:style style:name="Tabelle2.G2" style:family="table-cell">
      <style:table-cell-properties fo:background-color="#c0c0c0" fo:padding="0.097cm" fo:border-left="0.25pt solid #000000" fo:border-right="0.25pt solid #000000" fo:border-top="none" fo:border-bottom="0.25pt solid #000000">
        <style:background-image/>
      </style:table-cell-properties>
    </style:style>
    <style:style style:name="Tabelle2.A3" style:family="table-cell">
      <style:table-cell-properties fo:padding="0.097cm" fo:border-left="0.25pt solid #000000" fo:border-right="none" fo:border-top="none" fo:border-bottom="0.25pt solid #000000"/>
    </style:style>
    <style:style style:name="Tabelle2.B3" style:family="table-cell">
      <style:table-cell-properties fo:padding="0.097cm" fo:border-left="0.25pt solid #000000" fo:border-right="none" fo:border-top="none" fo:border-bottom="0.25pt solid #000000"/>
    </style:style>
    <style:style style:name="Tabelle2.C3" style:family="table-cell">
      <style:table-cell-properties fo:padding="0.097cm" fo:border-left="0.25pt solid #000000" fo:border-right="none" fo:border-top="none" fo:border-bottom="0.25pt solid #000000"/>
    </style:style>
    <style:style style:name="Tabelle2.D3" style:family="table-cell">
      <style:table-cell-properties fo:padding="0.097cm" fo:border-left="0.25pt solid #000000" fo:border-right="none" fo:border-top="none" fo:border-bottom="0.25pt solid #000000"/>
    </style:style>
    <style:style style:name="Tabelle2.E3" style:family="table-cell">
      <style:table-cell-properties fo:padding="0.097cm" fo:border-left="0.25pt solid #000000" fo:border-right="none" fo:border-top="none" fo:border-bottom="0.25pt solid #000000"/>
    </style:style>
    <style:style style:name="Tabelle2.F3" style:family="table-cell">
      <style:table-cell-properties fo:padding="0.097cm" fo:border-left="0.25pt solid #000000" fo:border-right="none" fo:border-top="none" fo:border-bottom="0.25pt solid #000000"/>
    </style:style>
    <style:style style:name="Tabelle2.G3" style:family="table-cell">
      <style:table-cell-properties fo:padding="0.097cm" fo:border-left="0.25pt solid #000000" fo:border-right="0.25pt solid #000000" fo:border-top="none" fo:border-bottom="0.25pt solid #000000"/>
    </style:style>
    <style:style style:name="Tabelle3" style:family="table">
      <style:table-properties style:width="16.002cm" fo:margin-left="0.004cm" fo:margin-top="0cm" fo:margin-bottom="0cm" table:align="left" style:writing-mode="lr-tb"/>
    </style:style>
    <style:style style:name="Tabelle3.A" style:family="table-column">
      <style:table-column-properties style:column-width="2.013cm"/>
    </style:style>
    <style:style style:name="Tabelle3.B" style:family="table-column">
      <style:table-column-properties style:column-width="2.33cm"/>
    </style:style>
    <style:style style:name="Tabelle3.C" style:family="table-column">
      <style:table-column-properties style:column-width="6.881cm"/>
    </style:style>
    <style:style style:name="Tabelle3.D" style:family="table-column">
      <style:table-column-properties style:column-width="1.91cm"/>
    </style:style>
    <style:style style:name="Tabelle3.E" style:family="table-column">
      <style:table-column-properties style:column-width="2.868cm"/>
    </style:style>
    <style:style style:name="Tabelle3.1" style:family="table-row">
      <style:table-row-properties fo:keep-together="always"/>
    </style:style>
    <style:style style:name="Tabelle3.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3.E1" style:family="table-cell">
      <style:table-cell-properties style:vertical-align="middle" fo:background-color="#cccccc" fo:padding-left="0.101cm" fo:padding-right="0.101cm" fo:padding-top="0.101cm" fo:padding-bottom="0.049cm" fo:border="0.25pt solid #000000">
        <style:background-image/>
      </style:table-cell-properties>
    </style:style>
    <style:style style:name="Tabelle3.A2" style:family="table-cell">
      <style:table-cell-properties style:vertical-align="middle" fo:background-color="transparent" fo:padding-left="0.101cm" fo:padding-right="0.101cm" fo:padding-top="0.101cm" fo:padding-bottom="0.049cm" fo:border-left="0.25pt solid #000000" fo:border-right="none" fo:border-top="none" fo:border-bottom="0.25pt solid #000000">
        <style:background-image/>
      </style:table-cell-properties>
    </style:style>
    <style:style style:name="Tabelle3.E2" style:family="table-cell">
      <style:table-cell-properties style:vertical-align="middle"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Tabelle4" style:family="table">
      <style:table-properties style:width="15.007cm" fo:margin-left="0cm" fo:margin-top="0cm" fo:margin-bottom="0cm" table:align="left" style:writing-mode="lr-tb"/>
    </style:style>
    <style:style style:name="Tabelle4.A" style:family="table-column">
      <style:table-column-properties style:column-width="3.066cm"/>
    </style:style>
    <style:style style:name="Tabelle4.B" style:family="table-column">
      <style:table-column-properties style:column-width="11.942cm"/>
    </style:style>
    <style:style style:name="Tabelle4.1" style:family="table-row">
      <style:table-row-properties style:min-row-height="0.379cm" fo:keep-together="always"/>
    </style:style>
    <style:style style:name="Tabelle4.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4.B1" style:family="table-cell">
      <style:table-cell-properties style:vertical-align="middle" fo:background-color="#cccccc" fo:padding-left="0.101cm" fo:padding-right="0.101cm" fo:padding-top="0.101cm" fo:padding-bottom="0.049cm" fo:border="0.25pt solid #000000">
        <style:background-image/>
      </style:table-cell-properties>
    </style:style>
    <style:style style:name="Tabelle4.2" style:family="table-row">
      <style:table-row-properties style:min-row-height="0.395cm" fo:keep-together="always"/>
    </style:style>
    <style:style style:name="Tabelle4.A2" style:family="table-cell">
      <style:table-cell-properties fo:background-color="transparent" fo:padding-left="0.101cm" fo:padding-right="0.101cm" fo:padding-top="0.101cm" fo:padding-bottom="0.049cm" fo:border-left="0.25pt solid #000000" fo:border-right="none" fo:border-top="none" fo:border-bottom="0.25pt solid #000000">
        <style:background-image/>
      </style:table-cell-properties>
    </style:style>
    <style:style style:name="Tabelle4.B2" style:family="table-cell">
      <style:table-cell-properties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Tabelle4" style:family="table">
      <style:table-properties style:width="15.007cm" fo:margin-left="0cm" fo:margin-top="0cm" fo:margin-bottom="0cm" table:align="left" style:writing-mode="lr-tb"/>
    </style:style>
    <style:style style:name="Tabelle4.A" style:family="table-column">
      <style:table-column-properties style:column-width="3.066cm"/>
    </style:style>
    <style:style style:name="Tabelle4.B" style:family="table-column">
      <style:table-column-properties style:column-width="11.942cm"/>
    </style:style>
    <style:style style:name="Tabelle4.1" style:family="table-row">
      <style:table-row-properties style:min-row-height="0.379cm" fo:keep-together="always"/>
    </style:style>
    <style:style style:name="Tabelle4.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4.B1" style:family="table-cell">
      <style:table-cell-properties style:vertical-align="middle" fo:background-color="#cccccc" fo:padding-left="0.101cm" fo:padding-right="0.101cm" fo:padding-top="0.101cm" fo:padding-bottom="0.049cm" fo:border="0.25pt solid #000000">
        <style:background-image/>
      </style:table-cell-properties>
    </style:style>
    <style:style style:name="Tabelle4.2" style:family="table-row">
      <style:table-row-properties style:min-row-height="0.395cm" fo:keep-together="always"/>
    </style:style>
    <style:style style:name="Tabelle4.A2" style:family="table-cell">
      <style:table-cell-properties fo:background-color="transparent" fo:padding-left="0.101cm" fo:padding-right="0.101cm" fo:padding-top="0.101cm" fo:padding-bottom="0.049cm" fo:border-left="0.25pt solid #000000" fo:border-right="none" fo:border-top="none" fo:border-bottom="0.25pt solid #000000">
        <style:background-image/>
      </style:table-cell-properties>
    </style:style>
    <style:style style:name="Tabelle4.B2" style:family="table-cell">
      <style:table-cell-properties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P1" style:family="paragraph" style:parent-style-name="Text_20_body_20__28_user_29_">
      <style:paragraph-properties fo:margin-top="4.022cm" fo:margin-bottom="0.423cm" style:contextual-spacing="false" fo:text-align="center" style:justify-single-word="false"/>
      <style:text-properties fo:font-weight="bold" style:font-weight-asian="bold" style:font-weight-complex="bold"/>
    </style:style>
    <style:style style:name="P2" style:family="paragraph" style:parent-style-name="Text_20_body_20__28_user_29_">
      <style:paragraph-properties fo:margin-top="0cm" fo:margin-bottom="0.423cm" style:contextual-spacing="false" fo:text-align="center" style:justify-single-word="false" fo:orphans="2" fo:widows="2" fo:hyphenation-ladder-count="no-limit" fo:hyphenation-keep="auto" loext:hyphenation-keep-type="column"/>
      <style:text-properties officeooo:paragraph-rsid="000fe32d" fo:hyphenate="true" fo:hyphenation-remain-char-count="2" fo:hyphenation-push-char-count="2" loext:hyphenation-no-caps="false" loext:hyphenation-no-last-word="false" loext:hyphenation-word-char-count="5" loext:hyphenation-zone="no-limit"/>
    </style:style>
    <style:style style:name="P3" style:family="paragraph" style:parent-style-name="Text_20_body_20__28_user_29_">
      <style:paragraph-properties fo:margin-top="0cm" fo:margin-bottom="0.423cm" style:contextual-spacing="false" fo:text-align="center"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4" style:family="paragraph" style:parent-style-name="V-Modell-XT.Produktbeispiele.Überschrift">
      <style:paragraph-properties fo:break-before="page"/>
      <style:text-properties style:font-name="Calibri"/>
    </style:style>
    <style:style style:name="P5" style:family="paragraph" style:parent-style-name="Table_20_Contents">
      <style:paragraph-properties fo:orphans="0" fo:widows="0"/>
      <style:text-properties fo:font-size="10.5pt" fo:font-weight="bold" style:font-size-asian="10.5pt" style:font-weight-asian="bold" style:font-size-complex="10.5pt" style:font-weight-complex="bold"/>
    </style:style>
    <style:style style:name="P6" style:family="paragraph" style:parent-style-name="V-Modell-XT.Standard">
      <style:paragraph-properties fo:text-align="start" style:justify-single-word="false" fo:orphans="0" fo:widows="0"/>
      <style:text-properties style:font-name="Calibri" fo:font-size="10pt" officeooo:paragraph-rsid="0011bb50" style:font-size-asian="10pt" style:font-size-complex="10pt"/>
    </style:style>
    <style:style style:name="P7" style:family="paragraph" style:parent-style-name="V-Modell-XT.Standard">
      <style:paragraph-properties fo:orphans="0" fo:widows="0"/>
      <style:text-properties style:font-name="Calibri" fo:font-size="10pt" officeooo:paragraph-rsid="0012d8ac" style:font-size-asian="10pt" style:font-size-complex="10pt"/>
    </style:style>
    <style:style style:name="P8" style:family="paragraph" style:parent-style-name="Table_20_Contents">
      <style:paragraph-properties fo:orphans="0" fo:widows="0"/>
      <style:text-properties fo:font-size="10pt" fo:font-weight="bold" style:font-size-asian="10pt" style:font-weight-asian="bold" style:font-size-complex="10pt" style:font-weight-complex="bold"/>
    </style:style>
    <style:style style:name="P9" style:family="paragraph" style:parent-style-name="Table_20_Contents">
      <style:paragraph-properties fo:orphans="0" fo:widows="0"/>
    </style:style>
    <style:style style:name="P10" style:family="paragraph" style:parent-style-name="V-Modell-XT.Produktbeispiele.Überschrift">
      <style:text-properties style:font-name="Calibri"/>
    </style:style>
    <style:style style:name="P11" style:family="paragraph" style:parent-style-name="Standard">
      <style:text-properties fo:font-size="16pt" style:font-size-asian="16pt" style:font-size-complex="16pt"/>
    </style:style>
    <style:style style:name="P12" style:family="paragraph" style:parent-style-name="Table_20_Contents">
      <style:paragraph-properties fo:text-align="center" style:justify-single-word="false" fo:orphans="0" fo:widows="0"/>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fo:orphans="0" fo:widows="0"/>
      <style:text-properties fo:font-size="10pt" style:font-size-asian="10pt" style:font-size-complex="10pt"/>
    </style:style>
    <style:style style:name="P14" style:family="paragraph" style:parent-style-name="V-Modell-XT.Standard">
      <style:text-properties style:font-name="Calibri"/>
    </style:style>
    <style:style style:name="P15" style:family="paragraph" style:parent-style-name="Table_20_Contents">
      <style:paragraph-properties fo:text-align="center" style:justify-single-word="false" fo:orphans="0" fo:widows="0"/>
    </style:style>
    <style:style style:name="P16" style:family="paragraph" style:parent-style-name="Standard">
      <style:paragraph-properties fo:margin-top="0cm" fo:margin-bottom="0cm" style:contextual-spacing="false"/>
      <style:text-properties fo:font-size="16pt" fo:font-weight="bold" style:font-size-asian="16pt" style:font-weight-asian="bold" style:font-size-complex="16pt" style:font-weight-complex="bold"/>
    </style:style>
    <style:style style:name="P17" style:family="paragraph" style:parent-style-name="Contents_20_1">
      <style:paragraph-properties>
        <style:tab-stops>
          <style:tab-stop style:position="0.847cm"/>
          <style:tab-stop style:position="16.482cm" style:type="right" style:leader-style="dotted" style:leader-text="."/>
        </style:tab-stops>
      </style:paragraph-properties>
    </style:style>
    <style:style style:name="P18" style:family="paragraph" style:parent-style-name="Standard">
      <style:text-properties style:font-name="Times New Roman" fo:font-size="12pt" officeooo:rsid="000fe32d" officeooo:paragraph-rsid="000fe32d" style:font-size-asian="12pt"/>
    </style:style>
    <style:style style:name="P19" style:family="paragraph" style:parent-style-name="Text_20_body_20__28_user_29_">
      <style:text-properties officeooo:rsid="000fe32d" officeooo:paragraph-rsid="000fe32d"/>
    </style:style>
    <style:style style:name="P20" style:family="paragraph" style:parent-style-name="Standard">
      <style:text-properties officeooo:rsid="000fe32d" officeooo:paragraph-rsid="000fe32d"/>
    </style:style>
    <style:style style:name="P21" style:family="paragraph" style:parent-style-name="Standard">
      <style:text-properties officeooo:paragraph-rsid="000fe32d"/>
    </style:style>
    <style:style style:name="P22" style:family="paragraph" style:parent-style-name="Standard">
      <style:text-properties officeooo:rsid="000fe32d" officeooo:paragraph-rsid="000fe32d" style:language-asian="de" style:country-asian="DE" style:language-complex="ar" style:country-complex="SA"/>
    </style:style>
    <style:style style:name="P23" style:family="paragraph" style:parent-style-name="V-Modell-XT.Text_20_body">
      <style:text-properties fo:color="#280099" loext:opacity="100%" text:display="none"/>
    </style:style>
    <style:style style:name="P24" style:family="paragraph" style:parent-style-name="Table_20_Contents">
      <style:paragraph-properties fo:text-align="center" style:justify-single-word="false" fo:orphans="0" fo:widows="0"/>
      <style:text-properties fo:font-weight="bold" style:font-weight-asian="bold" style:font-size-complex="11pt" style:font-weight-complex="bold"/>
    </style:style>
    <style:style style:name="P25" style:family="paragraph" style:parent-style-name="Table_20_Contents">
      <style:paragraph-properties fo:orphans="0" fo:widows="0"/>
      <style:text-properties fo:font-weight="bold" style:font-weight-asian="bold" style:font-size-complex="11pt" style:font-weight-complex="bold"/>
    </style:style>
    <style:style style:name="P26" style:family="paragraph" style:parent-style-name="Table_20_Contents">
      <style:paragraph-properties fo:orphans="0" fo:widows="0"/>
      <style:text-properties style:font-size-complex="11pt"/>
    </style:style>
    <style:style style:name="P27" style:family="paragraph" style:parent-style-name="Header">
      <style:paragraph-properties fo:margin-top="0cm" fo:margin-bottom="0cm" style:contextual-spacing="false"/>
      <style:text-properties fo:color="#808080" loext:opacity="100%" style:font-name="Calibri Light" fo:font-size="10pt" fo:language="en" fo:country="US" officeooo:paragraph-rsid="000fe32d" style:font-size-asian="10pt" style:font-name-complex="Calibri Light1" style:font-size-complex="10pt"/>
    </style:style>
    <style:style style:name="P28" style:family="paragraph" style:parent-style-name="Header">
      <style:text-properties officeooo:paragraph-rsid="000fe32d"/>
    </style:style>
    <style:style style:name="P29" style:family="paragraph">
      <loext:graphic-properties draw:fill="none"/>
      <style:paragraph-properties fo:text-align="start"/>
      <style:text-properties fo:font-size="18pt"/>
    </style:style>
    <style:style style:name="T1" style:family="text">
      <style:text-properties fo:color="#ff0000" loext:opacity="100%" style:font-name="Calibri" fo:font-size="28pt" fo:font-weight="bold" officeooo:rsid="000fe32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color="#ff0000" loext:opacity="100%" style:font-name="Calibri" fo:font-size="14pt" style:font-size-asian="14pt"/>
    </style:style>
    <style:style style:name="T4" style:family="text">
      <style:text-properties officeooo:rsid="0011bb50"/>
    </style:style>
    <style:style style:name="T5" style:family="text">
      <style:text-properties fo:font-size="16pt" officeooo:rsid="0011bb50" style:font-size-asian="16pt" style:font-size-complex="16pt"/>
    </style:style>
    <style:style style:name="T6" style:family="text">
      <style:text-properties fo:font-size="16pt" style:font-size-asian="16pt" style:font-size-complex="16pt"/>
    </style:style>
    <style:style style:name="T7" style:family="text">
      <style:text-properties style:use-window-font-color="true" loext:opacity="0%" style:font-name="Calibri" fo:font-size="10pt" fo:font-weight="bold" style:font-size-asian="10pt" style:font-weight-asian="bold" style:font-size-complex="10pt" style:font-weight-complex="bold"/>
    </style:style>
    <style:style style:name="T8" style:family="text">
      <style:text-properties fo:font-size="12pt" style:letter-kerning="false" style:font-size-asian="12pt" style:language-asian="de" style:country-asian="DE" style:language-complex="ar" style:country-complex="SA"/>
    </style:style>
    <style:style style:name="T9" style:family="text">
      <style:text-properties style:font-name="Times New Roman" fo:font-size="12pt" style:font-size-asian="12pt"/>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top" draw:auto-grow-height="false" fo:min-height="11.451cm" fo:min-width="1.282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none" loext:fill-use-slide-background="false" draw:textarea-vertical-align="top" draw:auto-grow-height="false" fo:min-height="11.451cm" fo:min-width="1.282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none" loext:fill-use-slide-background="false" draw:textarea-vertical-align="top" draw:auto-grow-height="false" fo:min-height="10.46cm" fo:min-width="1.281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8cm" draw:fill="none" loext:fill-use-slide-background="false" draw:textarea-vertical-align="top" draw:auto-grow-height="false" fo:min-height="10.46cm" fo:min-width="1.281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_20__28_user_29_"/>
      <text:p text:style-name="Standard"><text:bookmark text:name="_GoBack"/></text:p>
      <text:p text:style-name="Standard"/>
      <text:p text:style-name="Standard"/>
      <text:p text:style-name="Standard"/>
      <text:p text:style-name="P1">Lastenheft (Anforderungen)</text:p>
      <text:p text:style-name="P2"><text:span text:style-name="V-Modell-XT.Instruction"><text:span text:style-name="T1">Minden <text:s/>Flughafen</text:span></text:span></text:p>
      <text:p text:style-name="P3"><text:span text:style-name="T2">Version: </text:span><text:span text:style-name="V-Modell-XT.Instruction"><text:span text:style-name="T3">0.1</text:span></text:span></text:p>
      <text:p text:style-name="Text_20_body_20__28_user_29_"/>
      <text:p text:style-name="Text_20_body_20__28_user_29_"/>
      <text:p text:style-name="Standard"/>
      <text:p text:style-name="P4">Weitere Produktinformationen</text:p>
      <table:table table:name="Tabelle1" table:style-name="Tabelle1">
        <table:table-column table:style-name="Tabelle1.A"/>
        <table:table-column table:style-name="Tabelle1.B"/>
        <table:table-row table:style-name="Tabelle1.1">
          <table:table-cell table:style-name="Tabelle1.A1" office:value-type="string">
            <text:p text:style-name="P5">Mitwirkend</text:p>
          </table:table-cell>
          <table:table-cell table:style-name="Tabelle1.B1" office:value-type="string">
            <text:p text:style-name="P6"><text:span text:style-name="T4">Management und Fluggäste</text:span><text:span text:style-name="T5"><text:tab/></text:span>Anwender</text:p>
            <text:p text:style-name="P7"><text:span text:style-name="T4">Thore Schwier</text:span><text:span text:style-name="T5"><text:tab/><text:tab/><text:tab/></text:span>Projektleiter</text:p>
            <text:p text:style-name="P7"><text:span text:style-name="T4">Philipp Becker</text:span><text:span text:style-name="T5"><text:tab/><text:tab/><text:tab/></text:span>Projektmanager</text:p>
            <text:p text:style-name="P7">Giulien Chow<text:span text:style-name="T6"><text:tab/><text:tab/><text:tab/></text:span>Informationssicherheitsverantwortlicher</text:p>
            <text:p text:style-name="P7"><text:span text:style-name="T4">Michael Kolle</text:span><text:span text:style-name="T5"><text:tab/><text:tab/><text:tab/></text:span>Datenschutzverantwortlicher</text:p>
            <text:p text:style-name="P7">Leonardo Smigielski<text:span text:style-name="T6"><text:tab/><text:tab/></text:span>Betriebsverantwortlicher</text:p>
            <text:p text:style-name="P7">[nicht beteiligt]<text:span text:style-name="T6"><text:tab/><text:tab/><text:tab/></text:span>Fachverantwortlicher</text:p>
            <text:p text:style-name="P7">[nicht beteiligt]<text:span text:style-name="T6"><text:tab/><text:tab/><text:tab/></text:span>Verfahrensverantwortlicher (Fachseite)</text:p>
          </table:table-cell>
        </table:table-row>
        <table:table-row table:style-name="Tabelle1.2">
          <table:table-cell table:style-name="Tabelle1.A2" office:value-type="string">
            <text:p text:style-name="P8">Erzeugung</text:p>
          </table:table-cell>
          <table:table-cell table:style-name="Tabelle1.B2" office:value-type="string">
            <text:p text:style-name="P9">Initial</text:p>
          </table:table-cell>
        </table:table-row>
      </table:table>
      <text:p text:style-name="P10"/>
      <text:p text:style-name="P11"><text:tab/></text:p>
      <text:p text:style-name="P4">Änderungsverzeichni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12"/>
          </table:table-cell>
          <table:table-cell table:style-name="Tabelle2.B1" office:value-type="string">
            <text:p text:style-name="P12">Änderungen</text:p>
          </table:table-cell>
          <table:table-cell table:style-name="Tabelle2.C1" office:value-type="string">
            <text:p text:style-name="P12"/>
          </table:table-cell>
          <table:table-cell table:style-name="Tabelle2.D1" office:value-type="string">
            <text:p text:style-name="P12">Geänderte</text:p>
          </table:table-cell>
          <table:table-cell table:style-name="Tabelle2.E1" office:value-type="string">
            <text:p text:style-name="P12">Beschreibung der</text:p>
          </table:table-cell>
          <table:table-cell table:style-name="Tabelle2.F1" office:value-type="string">
            <text:p text:style-name="P12"/>
          </table:table-cell>
          <table:table-cell table:style-name="Tabelle2.G1" office:value-type="string">
            <text:p text:style-name="P12"/>
          </table:table-cell>
        </table:table-row>
        <table:table-row table:style-name="Tabelle2.1">
          <table:table-cell table:style-name="Tabelle2.A2" office:value-type="string">
            <text:p text:style-name="P12">Nr.</text:p>
          </table:table-cell>
          <table:table-cell table:style-name="Tabelle2.B2" office:value-type="string">
            <text:p text:style-name="P12">Datum</text:p>
          </table:table-cell>
          <table:table-cell table:style-name="Tabelle2.C2" office:value-type="string">
            <text:p text:style-name="P12">Version</text:p>
          </table:table-cell>
          <table:table-cell table:style-name="Tabelle2.D2" office:value-type="string">
            <text:p text:style-name="P12">Kapitel</text:p>
          </table:table-cell>
          <table:table-cell table:style-name="Tabelle2.E2" office:value-type="string">
            <text:p text:style-name="P12">Änderungen</text:p>
          </table:table-cell>
          <table:table-cell table:style-name="Tabelle2.F2" office:value-type="string">
            <text:p text:style-name="P12">Autor</text:p>
          </table:table-cell>
          <table:table-cell table:style-name="Tabelle2.G2" office:value-type="string">
            <text:p text:style-name="P12">Zustand</text:p>
          </table:table-cell>
        </table:table-row>
        <table:table-row table:style-name="Tabelle2.1">
          <table:table-cell table:style-name="Tabelle2.A3" office:value-type="string">
            <text:p text:style-name="P13">1</text:p>
          </table:table-cell>
          <table:table-cell table:style-name="Tabelle2.B3" office:value-type="string">
            <text:p text:style-name="P13"/>
          </table:table-cell>
          <table:table-cell table:style-name="Tabelle2.C3" office:value-type="string">
            <text:p text:style-name="P13">0.1</text:p>
          </table:table-cell>
          <table:table-cell table:style-name="Tabelle2.D3" office:value-type="string">
            <text:p text:style-name="P13">Alle</text:p>
          </table:table-cell>
          <table:table-cell table:style-name="Tabelle2.E3" office:value-type="string">
            <text:p text:style-name="P13">Initiale Produkterstellung</text:p>
          </table:table-cell>
          <table:table-cell table:style-name="Tabelle2.F3" office:value-type="string">
            <text:p text:style-name="P13"/>
          </table:table-cell>
          <table:table-cell table:style-name="Tabelle2.G3" office:value-type="string">
            <text:p text:style-name="P13"/>
          </table:table-cell>
        </table:table-row>
      </table:table>
      <text:p text:style-name="P10"/>
      <text:p text:style-name="P11"/>
      <text:p text:style-name="P4">Prüfverzeichnis</text:p>
      <text:p text:style-name="P14">Die folgende Tabelle zeigt einen Überblick über alle Prüfungen – sowohl Eigenprüfungen wie auch Prüfungen durch eigenständige Qualitätssicherung – des vorliegenden Dokumentes.</text:p>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2">Datum</text:p>
          </table:table-cell>
          <table:table-cell table:style-name="Tabelle3.A1" office:value-type="string">
            <text:p text:style-name="P15"><text:span text:style-name="V-Modell-XT.Instruction"><text:span text:style-name="T7">Geprüfte Version</text:span></text:span></text:p>
          </table:table-cell>
          <table:table-cell table:style-name="Tabelle3.A1" office:value-type="string">
            <text:p text:style-name="P12">Anmerkungen</text:p>
          </table:table-cell>
          <table:table-cell table:style-name="Tabelle3.A1" office:value-type="string">
            <text:p text:style-name="P12">Prüfer</text:p>
          </table:table-cell>
          <table:table-cell table:style-name="Tabelle3.E1" office:value-type="string">
            <text:p text:style-name="P12">Neuer Produktzustand</text:p>
          </table:table-cell>
        </table:table-row>
        <table:table-row table:style-name="Tabelle3.1">
          <table:table-cell table:style-name="Tabelle3.A2" office:value-type="string">
            <text:p text:style-name="P8"/>
          </table:table-cell>
          <table:table-cell table:style-name="Tabelle3.A2" office:value-type="string">
            <text:p text:style-name="P9"/>
          </table:table-cell>
          <table:table-cell table:style-name="Tabelle3.A2" office:value-type="string">
            <text:p text:style-name="P9"/>
          </table:table-cell>
          <table:table-cell table:style-name="Tabelle3.A2" office:value-type="string">
            <text:p text:style-name="P9"/>
          </table:table-cell>
          <table:table-cell table:style-name="Tabelle3.E2" office:value-type="string">
            <text:p text:style-name="P9"/>
          </table:table-cell>
        </table:table-row>
      </table:table>
      <text:p text:style-name="Standard"/>
      <text:p text:style-name="P16"/>
      <text:p text:style-name="P4">Inhaltsverzeichnis</text:p>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pan text:style-name="T8"><text:tab/></text:span>Einleitung<text:tab/>2</text:p>
          <text:p text:style-name="P17">2<text:span text:style-name="T8"><text:tab/></text:span>Ausgangssituation und Zielsetzung<text:tab/>2</text:p>
          <text:p text:style-name="P17">3<text:span text:style-name="T8"><text:tab/></text:span>Funktionale Anforderungen<text:tab/>2</text:p>
          <text:p text:style-name="P17">4<text:span text:style-name="T8"><text:tab/></text:span>Nicht-Funktionale Anforderungen<text:tab/>2</text:p>
          <text:p text:style-name="P17">5<text:span text:style-name="T8"><text:tab/></text:span>Skizze des Lebenszyklus und der Gesamtsystemarchitektur<text:tab/>2</text:p>
          <text:p text:style-name="P17">6<text:span text:style-name="T8"><text:tab/></text:span>Anforderungen an die Funktionssicherheit<text:tab/>2</text:p>
          <text:p text:style-name="P17">7<text:span text:style-name="T8"><text:tab/></text:span>Lieferumfang<text:tab/>2</text:p>
          <text:p text:style-name="P17">8<text:span text:style-name="T8"><text:tab/></text:span>Abnahmekriterien und Vorgehen zur Abnahmeprüfung<text:tab/>2</text:p>
          <text:p text:style-name="P17">9<text:span text:style-name="T8"><text:tab/></text:span>Glossar<text:tab/>2</text:p>
          <text:p text:style-name="P17">10<text:span text:style-name="T8"><text:tab/></text:span>Abkürzungsverzeichnis<text:tab/>2</text:p>
          <text:p text:style-name="P17">11<text:span text:style-name="T8"><text:tab/></text:span>Literaturverzeichnis<text:tab/>2</text:p>
          <text:p text:style-name="P17">12<text:span text:style-name="T8"><text:tab/></text:span>Abbildungsverzeichnis<text:tab/>2</text:p>
        </text:index-body>
      </text:table-of-content>
      <text:p text:style-name="Standard"/>
      <text:p text:style-name="Standard"/>
      <text:h text:style-name="Heading_20_1" text:outline-level="1"><text:bookmark-start text:name="_Toc17146515"/>Einleitung<text:bookmark-end text:name="_Toc17146515"/></text:h>
      <text:p text:style-name="P18">Für den Mindener Flughafen, sollen zwei neue IT Applikationen realisiert werden.</text:p>
      <text:p text:style-name="P18">Zum einen wollen wir eine Möglichkeit haben, damit Fluggäste Flüge die in unserem Flughafen starten oder landen, auch bei uns buchen können. Hierfür sollte man Flüge durchsuchen können und ihre Eigenschaften (Preis, Startpunkt, Ziel, etc.) einsehen können.</text:p>
      <text:p text:style-name="P18">Desweiteren wird eine Softwarelösung zum Management unseres Personals benötigt, hier sollen Schichten eingebucht werden können und Arbeitszeiten und Arbeitsschutzgesetze mit beachtet werden.</text:p>
      <text:p text:style-name="Text_20_body_20__28_user_29_"/>
      <text:h text:style-name="Heading_20_1" text:outline-level="1"><text:bookmark-start text:name="_Toc17146516"/>Ausgangssituation und Zielsetzung<text:bookmark-end text:name="_Toc17146516"/></text:h>
      <text:p text:style-name="P19">Da wir uns inzwischen zu einem florierenden Standort entwickelt haben, an dem immer mehr Flüge abfliegen und somit auch Mitarbeiter benötigt werden, benötigen wir Softwarelösungen um die alltäglichen Geschäftsprozesse zu vereinfachen oder zu automatisieren um Personalkosten zu reduzieren, sodass wir auch weiterhin hervorragenden Service bieten können und weiteres Unternehmenswachstum möglich ist.</text:p>
      <text:p text:style-name="Standard"/>
      <text:p text:style-name="P20">Stakeholder des Projekts sind die Geschäftsführung, das Personalmanagement und das Flughafenmanagement.</text:p>
      <text:p text:style-name="P20">Die zu entwickelnden Applikationen sollen Schnittstellen zwischen unseren Fluggästen und des Personalmanagements und unserer Datenbank darstellen.</text:p>
      <text:p text:style-name="Standard"/>
      <text:h text:style-name="Heading_20_1" text:outline-level="1"><text:bookmark-start text:name="_Toc17146517"/>Funktionale Anforderungen<text:bookmark-end text:name="_Toc17146517"/></text:h>
      <text:p text:style-name="P20">Die Erwartungen an die Ticketbuchung sind die folgenden :</text:p>
      <text:p text:style-name="P20"><text:tab/>- Flüge sollen mit Start und Ziel suchbar sein (Daten kommen aus unserer DB)</text:p>
      <text:p text:style-name="P20"><text:tab/>- Bei gefundenem Flug sollen Kerneigenschaften des Flugs aus der DB gelesen und angezeigt <text:tab/>werden</text:p>
      <text:p text:style-name="P20"><text:tab/>- Kunden sollen nach einem Login-Prozess Flüge buchen können, sodass das <text:tab/>Flughafenmanagement auch informationen über die erwartete Auslastung des Tages erhält.</text:p>
      <text:p text:style-name="P20">Die Erwartungen an die Personalmanagementapplikation sind die folgenden :</text:p>
      <text:p text:style-name="P20"><text:tab/>- gearbeitete Schichten sollen Mitarbeitern zugeordnet werden können</text:p>
      <text:p text:style-name="P20"><text:tab/>- Schichten sollen Mitarbeitern zugewiesen werden können.</text:p>
      <text:p text:style-name="P20"><text:tab/>- Arbeitsschutzgesetze (Arbeitszeiten, Abstand von Schichten, etc.) sollen eingehalten <text:tab/>werden und vor Fehlern beim buchen einer Schicht geschützt werden.</text:p>
      <text:p text:style-name="P20"><text:tab/>- es soll eine Erweiterung der Software möglich sein, sodass Mitarbeiter außerhalb des <text:tab/>Personalmanagements sich einloggen können um ihre Arbeitszeiten einzusehen.</text:p>
      <text:p text:style-name="P21"><text:span text:style-name="T9"/></text:p>
      <text:h text:style-name="Heading_20_1" text:outline-level="1"><text:bookmark-start text:name="_Toc17146518"/>Nicht-Funktionale Anforderungen<text:bookmark-end text:name="_Toc17146518"/></text:h>
      <text:p text:style-name="P20">Nicht-Funktionale Anforderungen der Ticketbuchungsapplikation :</text:p>
      <text:p text:style-name="P20"><text:tab/>- Die aktuelle Vorstellung des Designs ist, dass wir einen ähnliche Benutzbarkeit und ähnliches <text:tab/>Design haben wollen wie z.B. die Bahn.de Seite. So wollen wir eine intuitive <text:tab/>Benutzeroberfläche schaffen, an die User schon aus anderen Bereichen kennen.</text:p>
      <text:p text:style-name="P20">Nicht-Funktionale Anforderungen der Personalmanagementapplikation :</text:p>
      <text:p text:style-name="P20"><text:tab/>- Beim auswählen einer zu besetzenden Schicht, sollen nur Mitarbeiter angezeigt werden, die <text:tab/>für diese Schicht infrage kommen.</text:p>
      <text:p text:style-name="P20"><text:tab/>- um Kosten zu sparen soll kein „durch designtes“ Produkt entstehen, da es nur intern benutzt <text:tab/>wird und somit keine Kundeninteraktion stattfindet</text:p>
      <text:p text:style-name="Standard"><text:span text:style-name="T9"/></text:p>
      <text:h text:style-name="Heading_20_1" text:outline-level="1"><text:bookmark-start text:name="_Toc17146519"/>Skizze des Lebenszyklus und der Gesamtsystemarchitektur<text:bookmark-end text:name="_Toc17146519"/></text:h>
      <text:p text:style-name="P20">Aufgrund von Unwissen noch nicht ausgearbeitet.</text:p>
      <text:p text:style-name="Standard"/>
      <text:p text:style-name="Standard">Es ist praktisch unmöglich, Anwenderanforderungen allein im . Problemraum ohne Betrachtung des Lösungsraums zu definieren. Es ist deshalb sinnvoll, schon mit der Erstellung des Lastenhefts eine Gesamt­system­archi­tektur aus Anwendersicht zu skizzieren. Diese funktionale Systemarchitektur legt auch die Schnittstellen zu eventuellen benachbarten Systemen fest.</text:p>
      <text:p text:style-name="Standard">Ist der Einsatz von Fertigprodukten geplant, sollten diese in der in der Gesamtsystemarchitektur identifiziert und festgeschrieben werden. Zur Systemarchitektur gehört im weiteren eine Beschreibung der Einsatzumgebung und ggfs. die Festlegung von Sicherheitsanforderungen.</text:p>
      <text:p text:style-name="Text_20_body_20__28_user_29_"/>
      <text:h text:style-name="Heading_20_1" text:outline-level="1"><text:bookmark-start text:name="_Toc17146520"/>Anforderungen an die Funktionssicherheit<text:bookmark-end text:name="_Toc17146520"/></text:h>
      <text:p text:style-name="P20">Aufgrund von Unwissen noch nicht ausgearbeitet.</text:p>
      <text:p text:style-name="P21"/>
      <text:p text:style-name="Standard"/>
      <text:p text:style-name="Standard">Geht es im Lastenheft um sicherheitskritische Systeme, werden in diesem Abschnitt Vorgaben für die Behandlung der Funktionssicherheit definiert. Die im Rahmen des Systembetriebs bestehenden Risiken werden aufgezeigt, nach Schadenshöhe klassifiziert sowie mit einer geschätzten Eintritts­wahrschein­lichkeit versehen. Für jeden identifizierten Schadensfall ist z.B. in einer Form einer Risiko-Akzeptanzmatrix anzugeben, für welche Schadensklasse und welche Eintrittswahrscheinlichkeit welche Risikoklasse toleriert wird.</text:p>
      <text:p text:style-name="Text_20_body_20__28_user_29_"/>
      <text:h text:style-name="Heading_20_1" text:outline-level="1"><text:bookmark-start text:name="_Toc17146521"/>Lieferumfang<text:bookmark-end text:name="_Toc17146521"/></text:h>
      <text:p text:style-name="P22">Mit Fertigstellung des Projekts, erwartet die Minden Flughafen GmbH zwei fertig entwickelte Applikationen. Eine der beiden Applikationen soll hierfür für die Buchung von Flügen durch Fluggäste benutzbar sein und die andere Applikation für das Personalmanagement um Mitarbeiterschichten und Arbeitszeiten zu organisieren. Diese Applikationen sollen außerdem mit der bestehenden Datenbank der Minden Flughafen GmbH verbunden sein um mit dieser zu interagieren.</text:p>
      <text:h text:style-name="Heading_20_1" text:outline-level="1"><text:bookmark-start text:name="_Toc17146522"/>Abnahmekriterien und Vorgehen zur Abnahmeprüfung<text:bookmark-end text:name="_Toc17146522"/></text:h>
      <text:p text:style-name="P20">Abnahmekriterien müssen noch erörtert werden</text:p>
      <text:p text:style-name="Standard"/>
      <text:p text:style-name="Standard">Durch Abnahmekriterien wird festgelegt, welche Eigenschaften und welches Verhalten eine Lieferung erfüllen muss, damit sie den Anforderungen genügt. Die Kriterien sollten messbar dargestellt werden und können nach Ausgangssituation, Aktion(en) und erwartetem Ergebnis strukturiert werden. Abnahmekriterien können sich sowohl auf einzelne Anforderungen („Unter welchen Bedingungen gilt die Anforderung als erfüllt?“) als auch auf den Lieferumfang („Welche Bedingungen müssen erfüllt sein, damit eine konkrete Lieferung abgenommen wird?“) beziehen. Die Abnahmekriterien sind Basis der Abnahmeprüfung.</text:p>
      <text:p text:style-name="Standard">Es bietet sich an, Abnahmekriterien in Form von konkreten Abnahmeszenarien zu beschreiben, die das System bei der Lieferung durchlaufen muss.</text:p>
      <text:p text:style-name="Standard">Die Abnahmekriterien können nach der Auftragsvergabe weiter detailliert werden; dadurch können auch die Anforderungen präzisiert werden. Die erwarteten Ergebnisse der Abnahme und das Vorgehen bei der Abnahmeprüfung für jede Lieferung sollte auf jeden Fall schon vor der Abnahme detailliert festgelegt und zwischen Auftraggeber und Auftragnehmer abgestimmt werden.</text:p>
      <text:p text:style-name="Text_20_body_20__28_user_29_"/>
      <text:h text:style-name="Heading_20_1" text:outline-level="1"><text:bookmark-start text:name="_Toc17146523"/>Glossar<text:bookmark-end text:name="_Toc17146523"/></text:h>
      <text:p text:style-name="P23"/>
      <text:p text:style-name="P23">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23">Es empfiehlt sich, neben der Erläuterung der Begriffe auch mögliche Abkürzungen und für eventuelle Rückfragen auch die Herkunft bzw. die Quelle der Erläuterung anzugeben.</text:p>
      <text:p text:style-name="Standard"/>
      <text:p text:style-name="P20">Wird bei Bedarf erweitert...</text:p>
      <text:h text:style-name="Heading_20_1" text:outline-level="1"><text:bookmark-start text:name="_Toc17146524"/>Abkürzungsverzeichnis<text:bookmark-end text:name="_Toc17146524"/></text:h>
      <text:p text:style-name="Text_20_body_20__28_user_29_"><draw:frame draw:style-name="fr1" draw:name="Rahmen3" text:anchor-type="paragraph" svg:x="-0.021cm" svg:y="0.379cm" svg:width="15.007cm" draw:z-index="68"><draw:text-box fo:min-height="0.041cm"><table:table table:name="Tabelle4" table:style-name="Tabelle4"><table:table-column table:style-name="Tabelle4.A"/><table:table-column table:style-name="Tabelle4.B"/><table:table-row table:style-name="Tabelle4.1"><table:table-cell table:style-name="Tabelle4.A1" office:value-type="string"><text:p text:style-name="P24">Abkürzung</text:p></table:table-cell><table:table-cell table:style-name="Tabelle4.B1" office:value-type="string"><text:p text:style-name="P24">Erklärung</text:p></table:table-cell></table:table-row><table:table-row table:style-name="Tabelle4.2"><table:table-cell table:style-name="Tabelle4.A2" office:value-type="string"><text:p text:style-name="P25"/></table:table-cell><table:table-cell table:style-name="Tabelle4.B2" office:value-type="string"><text:p text:style-name="P26"/></table:table-cell></table:table-row></table:table></draw:text-box></draw:frame></text:p>
      <text:p text:style-name="V-Modell-XT.Text_20_body"/>
      <text:h text:style-name="Heading_20_1" text:outline-level="1"><text:bookmark-start text:name="_Toc17146525"/>Literaturverzeichnis<text:bookmark-end text:name="_Toc17146525"/></text:h>
      <text:p text:style-name="Text_20_body_20__28_user_29_"/>
      <text:h text:style-name="Heading_20_1" text:outline-level="1"><text:bookmark-start text:name="_Toc17146526"/>Abbildungsverzeichnis<text:bookmark-end text:name="_Toc17146526"/></text:h>
      <text:p text:style-name="V-Modell-XT.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Lucida Sans" svg:font-family="'Lucida Sans'" style:font-family-generic="swiss"/>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423cm" style:contextual-spacing="false" fo:text-align="start" style:justify-single-word="false" fo:orphans="0" fo:widows="0" fo:hyphenation-ladder-count="no-limit" fo:hyphenation-keep="auto" loext:hyphenation-keep-type="column" style:vertical-align="baseline" style:writing-mode="lr-tb"/>
      <style:text-properties style:font-name="Calibri" fo:font-family="Calibri" style:font-family-generic="roman" style:font-pitch="variable" fo:font-size="11pt" style:font-size-asian="11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_20__28_user_29_" style:class="text">
      <style:paragraph-properties fo:margin-top="0.423cm" fo:margin-bottom="0.212cm" style: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next-style-name="Text_20_body_20__28_user_29_" style:default-outline-level="1" style:class="text">
      <style:paragraph-properties fo:break-before="page">
        <style:tab-stops>
          <style:tab-stop style:position="0.801cm"/>
        </style:tab-stops>
      </style:paragraph-properties>
      <style:text-properties style:font-name="Calibri1" fo:font-family="Calibri" style:font-family-generic="swiss" style:font-pitch="variable"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style:tab-stops>
          <style:tab-stop style:position="1.501cm"/>
        </style:tab-stops>
      </style:paragraph-properties>
      <style:text-properties style:font-name="Calibri1" fo:font-family="Calibri" style:font-family-generic="swiss" style:font-pitch="variable" fo:font-weight="bold" style:font-weight-asian="bold" style:font-style-complex="italic" style:font-weight-complex="bold"/>
    </style:style>
    <style:style style:name="Heading_20_3" style:display-name="Heading 3" style:family="paragraph" style:parent-style-name="Heading" style:next-style-name="Text_20_body_20__28_user_29_" style:default-outline-level="3" style:class="text">
      <style:paragraph-properties>
        <style:tab-stops>
          <style:tab-stop style:position="1.801cm"/>
        </style:tab-stops>
      </style:paragraph-properties>
      <style:text-properties style:font-name="Calibri1" fo:font-family="Calibri" style:font-family-generic="swiss" style:font-pitch="variable" fo:font-weight="bold" style:font-weight-asian="bold" style:font-weight-complex="bold"/>
    </style:style>
    <style:style style:name="Heading_20_4" style:display-name="Heading 4" style:family="paragraph" style:parent-style-name="Heading" style:next-style-name="Text_20_body_20__28_user_29_" style:default-outline-level="4" style:class="text">
      <style:paragraph-properties>
        <style:tab-stops>
          <style:tab-stop style:position="2cm"/>
        </style:tab-stops>
      </style:paragraph-properties>
      <style:text-properties style:font-name="Calibri1" fo:font-family="Calibri" style:font-family-generic="swiss" style:font-pitch="variable" fo:font-size="11pt" fo:font-weight="bold" style:font-size-asian="11pt" style:font-weight-asian="bold" style:font-style-complex="italic" style:font-weight-complex="bold"/>
    </style:style>
    <style:style style:name="Heading_20_5" style:display-name="Heading 5" style:family="paragraph" style:parent-style-name="Heading" style:next-style-name="Text_20_body_20__28_user_29_" style:default-outline-level="5" style:class="text">
      <style:text-properties style:font-name="Calibri1" fo:font-family="Calibri" style:font-family-generic="swiss" style:font-pitch="variable" fo:font-size="11pt" fo:font-weight="bold" style:font-size-asian="11pt" style:font-weight-asian="bold" style:font-weight-complex="bold"/>
    </style:style>
    <style:style style:name="Heading_20_6" style:display-name="Heading 6" style:family="paragraph" style:parent-style-name="Heading" style:next-style-name="Text_20_body_20__28_user_29_" style:default-outline-level="6" style:list-style-name="" style:class="text">
      <style:text-properties fo:font-size="11pt" fo:font-style="italic" fo:font-weight="bold" style:font-size-asian="11pt" style:font-style-asian="italic" style:font-weight-asian="bold" style:font-weight-complex="bold"/>
    </style:style>
    <style:style style:name="Heading_20_7" style:display-name="Heading 7" style:family="paragraph" style:parent-style-name="Heading" style:next-style-name="Text_20_body_20__28_user_29_" style:default-outline-level="7" style:list-style-name="" style:class="text">
      <style:text-properties fo:font-size="11pt" fo:font-weight="bold" style:font-size-asian="11pt" style:font-weight-asian="bold" style:font-weight-complex="bold"/>
    </style:style>
    <style:style style:name="Text_20_body_20__28_user_29_" style:display-name="Text body (user)" style:family="paragraph" style:parent-style-name="Standard">
      <style:paragraph-properties fo:margin-top="0cm" fo:margin-bottom="0.212cm" style:contextual-spacing="false"/>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aption" style:family="paragraph" style:parent-style-name="Standard">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Tahoma" style:font-family-complex="Tahoma" style:font-family-generic-complex="system" style:font-pitch-complex="variable"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_20__28_user_29_" style:class="extra"/>
    <style:style style:name="Contents_20_Heading_20__28_user_29_" style:display-name="Contents Heading (user)" style:family="paragraph" style:parent-style-name="Heading">
      <style:paragraph-properties fo:margin-top="0cm" fo:margin-bottom="0cm" style:contextual-spacing="false" text:number-lines="false" text:line-number="0"/>
      <style:text-properties fo:text-transform="uppercase" fo:font-size="16pt" fo:font-weight="bold" style:font-size-asian="16pt" style:font-weight-asian="bold" style:font-size-complex="16pt" style:font-weight-complex="bold"/>
    </style:style>
    <style:style style:name="Contents_20_1_20__28_user_29_" style:display-name="Contents 1 (user)" style:family="paragraph" style:parent-style-name="Index">
      <style:paragraph-properties fo:margin-top="0cm" fo:margin-bottom="0cm" style:contextual-spacing="false">
        <style:tab-stops>
          <style:tab-stop style:position="16.002cm" style:type="right" style:leader-style="dotted" style:leader-text="."/>
        </style:tab-stops>
      </style:paragraph-properties>
    </style:style>
    <style:style style:name="Contents_20_2_20__28_user_29_" style:display-name="Contents 2 (user)" style:family="paragraph" style:parent-style-name="Index">
      <style:paragraph-properties fo:margin-left="0.499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3_20__28_user_29_" style:display-name="Contents 3 (user)" style:family="paragraph" style:parent-style-name="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_20__28_user_29_" style:display-name="Contents 4 (user)" style:family="paragraph" style:parent-style-name="Index">
      <style:paragraph-properties fo:margin-left="1.4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5_20__28_user_29_" style:display-name="Contents 5 (user)" style:family="paragraph" style:parent-style-name="Index">
      <style:paragraph-properties fo:margin-left="1.99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6_20__28_user_29_" style:display-name="Contents 6 (user)" style:family="paragraph" style:parent-style-name="Index">
      <style:paragraph-properties fo:margin-left="2.496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7_20__28_user_29_" style:display-name="Contents 7 (user)" style:family="paragraph" style:parent-style-name="Index">
      <style:paragraph-properties fo:margin-left="2.995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Contents_20_Heading_20__28_user_29_"/>
    <style:style style:name="Illustration_20_Index_20_1" style:display-name="Illustration Index 1" style:family="paragraph" style:parent-style-name="Index">
      <style:paragraph-properties fo:margin-top="0cm" fo:margin-bottom="0cm" style:contextual-spacing="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style style:name="Table_20_index_20_heading" style:display-name="Table index heading" style:family="paragraph" style:parent-style-name="Contents_20_Heading_20__28_user_29_" style:class="index"/>
    <style:style style:name="Table_20_index_20_1" style:display-name="Table index 1" style:family="paragraph" style:parent-style-name="Index" style:class="index">
      <style:paragraph-properties fo:margin-top="0cm" fo:margin-bottom="0cm" style:contextual-spacing="false">
        <style:tab-stops>
          <style:tab-stop style:position="16.002cm" style:type="right" style:leader-style="dotted" style:leader-text="."/>
        </style:tab-stops>
      </style:paragraph-properties>
    </style:style>
    <style:style style:name="VersteckterText" style:family="paragraph" style:parent-style-name="Text_20_body_20__28_user_29_">
      <style:text-properties fo:color="#0000ff" loext:opacity="100%" text:display="none"/>
    </style:style>
    <style:style style:name="V-Modell-XT.Standard" style:family="paragraph">
      <style:paragraph-properties fo:margin-top="0cm" fo:margin-bottom="0cm" style:contextual-spacing="false" fo:text-align="start" style:justify-single-word="false" fo:orphans="0" fo:widows="0" fo:hyphenation-ladder-count="no-limit" fo:hyphenation-keep="auto" loext:hyphenation-keep-type="column" style:vertical-align="baseline" style:writing-mode="lr-tb"/>
      <style:text-properties style:font-name="Arial" fo:font-family="Arial" style:font-family-generic="roman" style:font-pitch="variable" fo:hyphenate="false" fo:hyphenation-remain-char-count="2" fo:hyphenation-push-char-count="2" loext:hyphenation-no-caps="false" loext:hyphenation-no-last-word="false" loext:hyphenation-word-char-count="5" loext:hyphenation-zone="no-limit"/>
    </style:style>
    <style:style style:name="V-Modell-XT.Produktbeispiele.Überschrift" style:family="paragraph" style:parent-style-name="V-Modell-XT.Standard">
      <style:paragraph-properties fo:margin-top="0.42cm" fo:margin-bottom="0.42cm" style:contextual-spacing="false"/>
      <style:text-properties fo:font-size="16pt" fo:font-weight="bold" style:font-size-asian="16pt" style:font-weight-asian="bold" style:font-size-complex="16pt" style:font-weight-complex="bold"/>
    </style:style>
    <style:style style:name="V-Modell-XT.Text_20_body" style:display-name="V-Modell-XT.Text body" style:family="paragraph" style:parent-style-name="V-Modell-XT.Standard">
      <style:paragraph-properties fo:margin-top="0cm" fo:margin-bottom="0.212cm" style:contextual-spacing="false"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V-Modell-XT.Heading" style:family="paragraph" style:parent-style-name="V-Modell-XT.Standard" style:next-style-name="V-Modell-XT.Text_20_body" style:auto-update="true">
      <style:paragraph-properties fo:margin-top="0.423cm" fo:margin-bottom="0.212cm" style:contextual-spacing="false" fo:keep-with-next="always"/>
      <style:text-properties fo:font-size="15pt" fo:font-weight="bold" style:font-name-asian="Lucida Sans             Unicode" style:font-family-asian="'Lucida Sans             Unicode'" style:font-family-generic-asian="system" style:font-pitch-asian="variable" style:font-size-asian="15pt" style:font-weight-asian="bold" style:font-name-complex="Tahoma" style:font-family-complex="Tahoma" style:font-family-generic-complex="system" style:font-pitch-complex="variable" style:font-size-complex="14pt"/>
    </style:style>
    <style:style style:name="V-Modell-XT.Heading2" style:family="paragraph" style:parent-style-name="V-Modell-XT.Heading" style:next-style-name="V-Modell-XT.Text_20_body">
      <style:text-properties fo:font-size="14.5pt" fo:font-style="italic" style:font-size-asian="14.5pt" style:font-style-asian="italic" style:font-style-complex="italic" style:font-weight-complex="bold"/>
    </style:style>
    <style:style style:name="V-Modell-XT.Heading3" style:family="paragraph" style:parent-style-name="V-Modell-XT.Heading2" style:next-style-name="V-Modell-XT.Text_20_body">
      <style:text-properties fo:font-size="13.5pt" style:font-size-asian="13.5pt"/>
    </style:style>
    <style:style style:name="V-Modell-XT.Heading4" style:family="paragraph" style:parent-style-name="V-Modell-XT.Heading3"/>
    <style:style style:name="V-Modell-XT.Heading5" style:family="paragraph" style:parent-style-name="V-Modell-XT.Heading4"/>
    <style:style style:name="V-Modell-XT.Heading6" style:family="paragraph" style:parent-style-name="V-Modell-XT.Heading"/>
    <style:style style:name="Normal_20__28_Web_29_" style:display-name="Normal (Web)" style:family="paragraph" style:parent-style-name="Standard">
      <style:paragraph-properties fo:margin-top="0.494cm" fo:margin-bottom="0.494cm" style:contextual-spacing="false" fo:orphans="2" fo:widows="2" fo:hyphenation-ladder-count="no-limit" fo:hyphenation-keep="auto" loext:hyphenation-keep-type="column" style:vertical-align="auto"/>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Default_20_Paragraph_20_Font" style:display-name="Default Paragraph Font" style:family="text"/>
    <style:style style:name="Numbering_20_Symbols" style:display-name="Numbering Symbols" style:family="text"/>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V-Modell-XT.Instruction" style:family="text">
      <style:text-properties fo:color="#280099" loext:opacity="100%" style:font-name="Arial" fo:font-family="Arial"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sectionnumber" style:family="text" style:parent-style-name="Default_20_Paragraph_20_Font"/>
    <style:style style:name="Kopfzeile_20_Zchn" style:display-name="Kopfzeile Zchn" style:family="text" style:parent-style-name="Default_20_Paragraph_20_Font">
      <style:text-properties style:font-name="Calibri" fo:font-family="Calibri" style:font-family-generic="roman" style:font-pitch="variable" fo:font-size="11pt"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6%" style:num-format="">
        <style:list-level-properties text:list-level-position-and-space-mode="label-alignment">
          <style:list-level-label-alignment text:label-followed-by="listtab"/>
        </style:list-level-properties>
      </text:outline-level-style>
      <text:outline-level-style text:level="7" text:style-name="ListLabel_20_7" loext:num-list-format="%7%" style:num-format="">
        <style:list-level-properties text:list-level-position-and-space-mode="label-alignment">
          <style:list-level-label-alignment text:label-followed-by="listtab"/>
        </style:list-level-properties>
      </text:outline-level-style>
      <text:outline-level-style text:level="8" text:style-name="ListLabel_20_8" loext:num-list-format="%8%" style:num-format="">
        <style:list-level-properties text:list-level-position-and-space-mode="label-alignment">
          <style:list-level-label-alignment text:label-followed-by="listtab"/>
        </style:list-level-properties>
      </text:outline-level-style>
      <text:outline-level-style text:level="9" text:style-name="ListLabel_20_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21" style:display-name="Liste 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0"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ListLabel_20_21"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ListLabel_20_22"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ListLabel_20_23"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ListLabel_20_24"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ListLabel_20_25"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ListLabel_20_26"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ListLabel_20_27"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text:style-name="ListLabel_20_29"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ListLabel_20_30"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ListLabel_20_31"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ListLabel_20_32"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ListLabel_20_33"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ListLabel_20_34"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ListLabel_20_35"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ListLabel_20_36"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3cm" fo:margin-left="0.3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cm" fo:margin-left="0.6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cm" fo:margin-left="0.9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cm" fo:margin-left="1.199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cm" fo:margin-left="1.499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cm" fo:margin-left="1.79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cm" fo:margin-left="2.10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cm" fo:margin-left="2.401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cm" fo:margin-left="2.70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5" style:family="table">
      <style:table-properties style:width="16.552cm" fo:margin-top="0cm" fo:margin-bottom="0cm" table:align="center" style:writing-mode="lr-tb"/>
    </style:style>
    <style:style style:name="Tabelle5.A" style:family="table-column">
      <style:table-column-properties style:column-width="5.816cm"/>
    </style:style>
    <style:style style:name="Tabelle5.B" style:family="table-column">
      <style:table-column-properties style:column-width="6.366cm"/>
    </style:style>
    <style:style style:name="Tabelle5.C" style:family="table-column">
      <style:table-column-properties style:column-width="4.371cm"/>
    </style:style>
    <style:style style:name="Tabelle5.1" style:family="table-row">
      <style:table-row-properties style:min-row-height="0.501cm" fo:keep-together="auto"/>
    </style:style>
    <style:style style:name="Tabelle5.A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5.B1" style:family="table-cell">
      <style:table-cell-properties style:vertical-align="middle" fo:padding-left="0.191cm" fo:padding-right="0.191cm" fo:padding-top="0cm" fo:padding-bottom="0cm" fo:border="0.5pt solid #000000" style:writing-mode="lr-tb"/>
    </style:style>
    <style:style style:name="Tabelle5.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text-properties fo:font-size="5pt" style:font-size-asian="5pt" style:font-size-complex="5pt"/>
    </style:style>
    <style:style style:name="MP2" style:family="paragraph" style:parent-style-name="Header">
      <style:paragraph-properties fo:margin-top="0cm" fo:margin-bottom="0cm" style:contextual-spacing="false"/>
      <style:text-properties fo:color="#808080" loext:opacity="100%" style:font-name="Calibri Light" fo:font-size="10pt" fo:language="en" fo:country="US" officeooo:paragraph-rsid="000fe32d" style:font-size-asian="10pt" style:font-name-complex="Calibri Light1" style:font-size-complex="10pt"/>
    </style:style>
    <style:style style:name="MP3" style:family="paragraph" style:parent-style-name="Header">
      <style:text-properties officeooo:paragraph-rsid="000fe32d"/>
    </style:style>
    <style:style style:name="MP4" style:family="paragraph">
      <loext:graphic-properties draw:fill="none"/>
      <style:paragraph-properties fo:text-align="start"/>
      <style:text-properties fo:font-size="18pt"/>
    </style:style>
    <style:style style:name="MP5" style:family="paragraph" style:parent-style-name="Header">
      <style:paragraph-properties fo:margin-top="0cm" fo:margin-bottom="0cm" style:contextual-spacing="false" fo:text-align="start"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style:letter-kerning="true" style:font-name-asian="SimSun"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MP6" style:family="paragraph" style:parent-style-name="Header">
      <style:paragraph-properties fo:margin-top="0cm" fo:margin-bottom="0cm" style:contextual-spacing="false" fo:text-align="center"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style:letter-kerning="true" style:font-name-asian="SimSun"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MP7" style:family="paragraph" style:parent-style-name="Header">
      <style:paragraph-properties fo:margin-top="0cm" fo:margin-bottom="0cm" style:contextual-spacing="false" fo:text-align="end"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style:letter-kerning="true" style:font-name-asian="SimSun"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MP8" style:family="paragraph" style:parent-style-name="Header">
      <style:paragraph-properties fo:margin-top="0cm" fo:margin-bottom="0cm" style:contextual-spacing="false" fo:text-align="center"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color="#808080" loext:opacity="100%" fo:font-size="9pt" fo:language="de" fo:country="DE" officeooo:rsid="000fe32d" officeooo:paragraph-rsid="000fe32d" style:letter-kerning="true" style:font-name-asian="SimSun" style:font-size-asian="9pt" style:language-asian="zh" style:country-asian="CN" style:font-name-complex="Calibri2" style:font-size-complex="9pt" style:language-complex="hi" style:country-complex="IN" fo:hyphenate="false" fo:hyphenation-remain-char-count="2" fo:hyphenation-push-char-count="2" loext:hyphenation-no-caps="false" loext:hyphenation-no-last-word="false" loext:hyphenation-word-char-count="5" loext:hyphenation-zone="no-limit"/>
    </style:style>
    <style:style style:name="MP9" style:family="paragraph" style:parent-style-name="Header">
      <style:paragraph-properties fo:margin-top="0cm" fo:margin-bottom="0cm" style:contextual-spacing="false" fo:text-align="end"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color="#808080" loext:opacity="100%" fo:font-size="9pt" fo:language="de" fo:country="DE" style:letter-kerning="true" style:font-name-asian="SimSun" style:font-size-asian="9pt" style:language-asian="zh" style:country-asian="CN" style:font-name-complex="Calibri2" style:font-size-complex="9pt" style:language-complex="hi" style:country-complex="IN" fo:hyphenate="false" fo:hyphenation-remain-char-count="2" fo:hyphenation-push-char-count="2" loext:hyphenation-no-caps="false" loext:hyphenation-no-last-word="false" loext:hyphenation-word-char-count="5" loext:hyphenation-zone="no-limit"/>
    </style:style>
    <style:style style:name="MP10" style:family="paragraph" style:parent-style-name="Header">
      <style:paragraph-properties fo:margin-top="0cm" fo:margin-bottom="0cm" style:contextual-spacing="false" fo:text-align="end"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officeooo:paragraph-rsid="000fe32d" fo:hyphenate="false" fo:hyphenation-remain-char-count="2" fo:hyphenation-push-char-count="2" loext:hyphenation-no-caps="false" loext:hyphenation-no-last-word="false" loext:hyphenation-word-char-count="5" loext:hyphenation-zone="no-limit"/>
    </style:style>
    <style:style style:name="MP11" style:family="paragraph" style:parent-style-name="Header">
      <style:paragraph-properties fo:margin-top="0cm" fo:margin-bottom="0cm" style:contextual-spacing="false">
        <style:tab-stops>
          <style:tab-stop style:position="16cm" style:type="right"/>
        </style:tab-stops>
      </style:paragraph-properties>
      <style:text-properties fo:color="#cccccc" loext:opacity="100%" style:font-name-complex="Calibri2"/>
    </style:style>
    <style:style style:name="MT1" style:family="text">
      <style:text-properties fo:color="#808080" loext:opacity="100%" fo:font-size="9pt" style:font-size-asian="9pt" style:font-name-complex="Calibri2" style:font-size-complex="9pt"/>
    </style:style>
    <style:style style:name="MT2" style:family="text">
      <style:text-properties fo:color="#808080" loext:opacity="100%" fo:font-size="9pt" officeooo:rsid="000fe32d" style:font-size-asian="9pt" style:font-name-complex="Calibri2" style:font-size-complex="9pt"/>
    </style:style>
    <style:style style:name="MT3" style:family="text">
      <style:text-properties fo:color="#ff0000" loext:opacity="100%" fo:font-size="9pt" style:font-size-asian="9pt" style:font-name-complex="Calibri2" style:font-size-complex="9pt"/>
    </style:style>
    <style:style style:name="MT4" style:family="text">
      <style:text-properties fo:color="#0563c1" loext:opacity="100%" fo:font-size="9pt" fo:language="de" fo:country="DE" officeooo:rsid="000fe32d" style:letter-kerning="true" style:font-name-asian="SimSun" style:font-size-asian="9pt" style:language-asian="zh" style:country-asian="CN" style:font-name-complex="Calibri2" style:font-size-complex="9pt" style:language-complex="hi" style:country-complex="IN"/>
    </style:style>
    <style:style style:name="MT5" style:family="text">
      <style:text-properties fo:color="#023160" loext:opacity="100%" fo:font-size="9pt" fo:language="de" fo:country="DE" officeooo:rsid="000fe32d" style:letter-kerning="true" style:font-name-asian="SimSun" style:font-size-asian="9pt" style:language-asian="zh" style:country-asian="CN" style:font-name-complex="Calibri2" style:font-size-complex="9pt" style:language-complex="hi" style:country-complex="IN"/>
    </style:style>
    <style:style style:name="Mgr1" style:family="graphic" style:parent-style-name="Frame">
      <style:graphic-properties draw:stroke="none" svg:stroke-width="0.018cm" draw:fill="none" loext:fill-use-slide-background="false" draw:textarea-vertical-align="top" draw:auto-grow-height="false" fo:min-height="10.46cm" fo:min-width="1.281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18cm" draw:fill="none" loext:fill-use-slide-background="false" draw:textarea-vertical-align="top" draw:auto-grow-height="false" fo:min-height="11.451cm" fo:min-width="1.282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29cm" fo:margin-bottom="0.667cm" fo:margin-left="2.701cm" fo:margin-right="1.7cm" fo:border="0.51pt solid #000000" fo:padding-top="0.423cm" fo:padding-bottom="0.035cm" fo:padding-left="0.282cm" fo:padding-right="0.28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style:dynamic-spacing="true"/>
      </style:header-style>
      <style:footer-style>
        <style:header-footer-properties fo:min-height="1.281cm" fo:margin-left="0cm" fo:margin-right="0cm" fo:margin-top="1.18cm" style:dynamic-spacing="true"/>
      </style:footer-style>
    </style:page-layout>
    <style:page-layout style:name="Mpm2">
      <style:page-layout-properties fo:page-width="21.001cm" fo:page-height="29.7cm" style:num-format="1" style:print-orientation="portrait" fo:margin-top="1.559cm" fo:margin-bottom="1.947cm" fo:margin-left="1.7cm" fo:margin-right="1.7cm" fo:border="0.51pt solid #000000" fo:padding-top="0.423cm" fo:padding-bottom="0.035cm" fo:padding-left="0.282cm" fo:padding-right="0.2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time-style style:name="N1006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draw:style-name="Mdp1">
      <style:header>
        <text:p text:style-name="MP1"><draw:custom-shape text:anchor-type="char" draw:z-index="16" draw:name="Textfeld 1" draw:style-name="Mgr1" draw:text-style-name="MP4" svg:width="1.788cm" svg:height="10.713cm" svg:x="-2.214cm" svg:y="0.471cm"><text:p text:style-name="MP2">Copyright © 2019 Steinbeis GmbH &amp; Co. KG. All rights reserved. It is prohibited to copy and distribute this document or make use of its content in any way without prior written permission from Steinbeis. </text:p><text:p text:style-name="MP3"/><draw:enhanced-geometry draw:mirror-horizontal="false" draw:mirror-vertical="false" svg:viewBox="0 0 0 0" draw:text-areas="0 0 ?f3 ?f2" draw:text-rotate-angle="-27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feld 9" draw:style-name="Mgr2" draw:text-style-name="MP4" svg:width="1.789cm" svg:height="11.704cm" svg:x="-2.212cm" svg:y="13.436cm"><text:p text:style-name="MP2">Copyright © 2019 Steinbeis GmbH &amp; Co. KG. All rights reserved. It is prohibited to copy and distribute this document or make use of its content in any way without prior written permission from Steinbeis. </text:p><text:p text:style-name="MP3"/><draw:enhanced-geometry draw:mirror-horizontal="false" draw:mirror-vertical="false" svg:viewBox="0 0 0 0" draw:text-areas="0 0 ?f3 ?f2" draw:text-rotate-angle="-27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MP5"><text:span text:style-name="MT1">Letzte Änderung: </text:span><text:span text:style-name="MT2">13.05.2025</text:span><text:span text:style-name="MT1"> </text:span><text:span text:style-name="MT1"><text:modification-date style:data-style-name="N10061">10:41:43</text:modification-date></text:span><text:span text:style-name="MT1"><text:s/></text:span></text:p>
            </table:table-cell>
            <table:table-cell table:style-name="Tabelle5.B1" office:value-type="string">
              <text:p text:style-name="MP6"><text:span text:style-name="MT1">Seite </text:span><text:span text:style-name="MT1"><text:page-number text:select-page="current">17</text:page-number></text:span><text:span text:style-name="MT1"><text:s/>von </text:span><text:span text:style-name="MT1"><text:page-count>17</text:page-count></text:span></text:p>
            </table:table-cell>
            <table:table-cell table:style-name="Tabelle5.C1" office:value-type="string">
              <text:p text:style-name="MP7"><text:span text:style-name="MT3"><text:keywords/></text:span><text:span text:style-name="MT3"><text:user-defined style:data-style-name="N0" text:name="Status">in Bearbeitung</text:user-defined></text:span></text:p>
            </table:table-cell>
          </table:table-row>
          <table:table-row table:style-name="Tabelle5.1">
            <table:table-cell table:style-name="Tabelle5.A1" office:value-type="string">
              <text:p text:style-name="MP5"><text:span text:style-name="MT1">Letzter Bearbeiter: </text:span><text:span text:style-name="MT1"><text:author-name text:fixed="true"/></text:span><text:span text:style-name="MT2">Philipp Becker</text:span></text:p>
            </table:table-cell>
            <table:table-cell table:style-name="Tabelle5.B1" office:value-type="string">
              <text:p text:style-name="MP8">Minden Flughafen</text:p>
            </table:table-cell>
            <table:table-cell table:style-name="Tabelle5.C1" office:value-type="string">
              <text:p text:style-name="MP9">Lastenheft</text:p>
            </table:table-cell>
          </table:table-row>
          <table:table-row table:style-name="Tabelle5.1">
            <table:table-cell table:style-name="Tabelle5.A1" office:value-type="string">
              <text:p text:style-name="MP5"><text:span text:style-name="MT1">Autor: </text:span><text:span text:style-name="MT1"><text:user-defined style:data-style-name="N0" text:name="Author" text:fixed="true"/></text:span><text:span text:style-name="MT2">Philipp Becker</text:span></text:p>
            </table:table-cell>
            <table:table-cell table:style-name="Tabelle5.B1" office:value-type="string">
              <text:p text:style-name="MP6"><text:span text:style-name="MT1">Dok.-Nr.: </text:span><text:span text:style-name="MT1"><text:file-name text:display="name-and-extension">Lastenheft Minden Flughafen.odt</text:file-name></text:span></text:p>
            </table:table-cell>
            <table:table-cell table:style-name="Tabelle5.C1" office:value-type="string">
              <text:p text:style-name="MP10"><text:a xlink:type="simple" xlink:href="https://www.trackplus.com/" text:style-name="Internet_20_link" text:visited-style-name="Visited_20_Internet_20_Link"><text:span text:style-name="Internet_20_link"><text:span text:style-name="MT4">M</text:span></text:span></text:a><text:span text:style-name="Internet_20_link"><text:span text:style-name="MT5">inden Flughafen GmbH.</text:span></text:span></text:p>
            </table:table-cell>
          </table:table-row>
        </table:table>
        <text:p text:style-name="MP11"/>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meta:editing-cycles>
    <meta:print-date>2015-02-19T12:33:00</meta:print-date>
    <meta:creation-date>2025-05-13T14:55:27.070000000</meta:creation-date>
    <dc:date>2025-05-14T10:41:43.320000000</dc:date>
    <meta:editing-duration>PT59M39S</meta:editing-duration>
    <meta:generator>LibreOffice/24.8.6.2$Windows_X86_64 LibreOffice_project/6d98ba145e9a8a39fc57bcc76981d1fb1316c60c</meta:generator>
    <meta:document-statistic meta:table-count="5" meta:image-count="0" meta:object-count="0" meta:page-count="17" meta:paragraph-count="107" meta:word-count="985" meta:character-count="7809" meta:non-whitespace-character-count="6904"/>
    <meta:user-defined meta:name="AppVersion">16.0000</meta:user-defined>
    <meta:user-defined meta:name="Autor">Der Autor</meta:user-defined>
    <meta:user-defined meta:name="Erstellt von">Der Bearbeiter</meta:user-defined>
    <meta:user-defined meta:name="Projekt">Projekt A</meta:user-defined>
    <meta:user-defined meta:name="Status" meta:value-type="string">in Bearbeitung</meta:user-defined>
    <meta:template xlink:type="simple" xlink:actuate="onRequest" xlink:title="Lastenheft2.dotx" xlink:href=""/>
  </office:meta>
</office:document-meta>
</file>